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imulation Time Points</text:p>
          </table:table-cell>
          <table:table-cell office:value-type="string" calcext:value-type="string">
            <text:p>Cell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164" calcext:value-type="float">
            <text:p>216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432" calcext:value-type="float">
            <text:p>44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04" calcext:value-type="float">
            <text:p>78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058" calcext:value-type="float">
            <text:p>120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387" calcext:value-type="float">
            <text:p>1638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425" calcext:value-type="float">
            <text:p>204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315" calcext:value-type="float">
            <text:p>2431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8134" calcext:value-type="float">
            <text:p>2813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2020" calcext:value-type="float">
            <text:p>3202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5789" calcext:value-type="float">
            <text:p>3578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9753" calcext:value-type="float">
            <text:p>3975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3591" calcext:value-type="float">
            <text:p>4359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7452" calcext:value-type="float">
            <text:p>4745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1361" calcext:value-type="float">
            <text:p>5136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5218" calcext:value-type="float">
            <text:p>5521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9086" calcext:value-type="float">
            <text:p>5908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3038" calcext:value-type="float">
            <text:p>6303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6976" calcext:value-type="float">
            <text:p>6697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0932" calcext:value-type="float">
            <text:p>7093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4808" calcext:value-type="float">
            <text:p>7480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8692" calcext:value-type="float">
            <text:p>7869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2665" calcext:value-type="float">
            <text:p>8266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6574" calcext:value-type="float">
            <text:p>8657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0455" calcext:value-type="float">
            <text:p>9045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4342" calcext:value-type="float">
            <text:p>9434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8247" calcext:value-type="float">
            <text:p>9824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2226" calcext:value-type="float">
            <text:p>10222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6162" calcext:value-type="float">
            <text:p>10616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10141" calcext:value-type="float">
            <text:p>11014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14055" calcext:value-type="float">
            <text:p>11405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18039" calcext:value-type="float">
            <text:p>11803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22016" calcext:value-type="float">
            <text:p>12201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25958" calcext:value-type="float">
            <text:p>12595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29915" calcext:value-type="float">
            <text:p>1299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33737" calcext:value-type="float">
            <text:p>13373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37720" calcext:value-type="float">
            <text:p>13772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1660" calcext:value-type="float">
            <text:p>14166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5606" calcext:value-type="float">
            <text:p>14560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9557" calcext:value-type="float">
            <text:p>14955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53489" calcext:value-type="float">
            <text:p>15348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57463" calcext:value-type="float">
            <text:p>15746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61437" calcext:value-type="float">
            <text:p>16143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65432" calcext:value-type="float">
            <text:p>16543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69434" calcext:value-type="float">
            <text:p>1694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73321" calcext:value-type="float">
            <text:p>17332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77383" calcext:value-type="float">
            <text:p>17738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81349" calcext:value-type="float">
            <text:p>18134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85314" calcext:value-type="float">
            <text:p>18531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89305" calcext:value-type="float">
            <text:p>18930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93210" calcext:value-type="float">
            <text:p>19321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97122" calcext:value-type="float">
            <text:p>19712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01005" calcext:value-type="float">
            <text:p>20100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04891" calcext:value-type="float">
            <text:p>20489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08825" calcext:value-type="float">
            <text:p>20882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12724" calcext:value-type="float">
            <text:p>21272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16655" calcext:value-type="float">
            <text:p>21665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20605" calcext:value-type="float">
            <text:p>22060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24546" calcext:value-type="float">
            <text:p>22454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28536" calcext:value-type="float">
            <text:p>22853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32466" calcext:value-type="float">
            <text:p>23246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36416" calcext:value-type="float">
            <text:p>23641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40357" calcext:value-type="float">
            <text:p>24035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44369" calcext:value-type="float">
            <text:p>244369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48278" calcext:value-type="float">
            <text:p>24827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52231" calcext:value-type="float">
            <text:p>25223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56131" calcext:value-type="float">
            <text:p>25613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60091" calcext:value-type="float">
            <text:p>26009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64043" calcext:value-type="float">
            <text:p>26404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67956" calcext:value-type="float">
            <text:p>26795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71888" calcext:value-type="float">
            <text:p>27188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75895" calcext:value-type="float">
            <text:p>27589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79801" calcext:value-type="float">
            <text:p>27980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83743" calcext:value-type="float">
            <text:p>28374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87639" calcext:value-type="float">
            <text:p>28763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91602" calcext:value-type="float">
            <text:p>29160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95537" calcext:value-type="float">
            <text:p>29553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99454" calcext:value-type="float">
            <text:p>29945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03301" calcext:value-type="float">
            <text:p>30330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07283" calcext:value-type="float">
            <text:p>30728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11260" calcext:value-type="float">
            <text:p>31126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15206" calcext:value-type="float">
            <text:p>31520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19113" calcext:value-type="float">
            <text:p>31911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23054" calcext:value-type="float">
            <text:p>32305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27075" calcext:value-type="float">
            <text:p>32707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30991" calcext:value-type="float">
            <text:p>33099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35014" calcext:value-type="float">
            <text:p>3350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1:50:24.958344186</meta:creation-date>
    <dc:date>2018-09-17T12:15:24.178373598</dc:date>
    <meta:editing-duration>PT24M58S</meta:editing-duration>
    <meta:editing-cycles>2</meta:editing-cycles>
    <meta:generator>LibreOffice/5.1.6.2$Linux_X86_64 LibreOffice_project/10m0$Build-2</meta:generator>
    <meta:document-statistic meta:table-count="1" meta:cell-count="186" meta:object-count="0"/>
  </office:meta>
</office:document-meta>
</file>